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5936" calcext:value-type="float">
            <text:p>74.9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2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7752" calcext:value-type="float">
            <text:p>74.9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2992" calcext:value-type="float">
            <text:p>74.9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1384" calcext:value-type="float">
            <text:p>75.0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3576" calcext:value-type="float">
            <text:p>75.0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4432" calcext:value-type="float">
            <text:p>75.0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46" calcext:value-type="float">
            <text:p>74.9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4056" calcext:value-type="float">
            <text:p>75.1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3576" calcext:value-type="float">
            <text:p>75.0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1384" calcext:value-type="float">
            <text:p>75.0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7752" calcext:value-type="float">
            <text:p>74.9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7648" calcext:value-type="float">
            <text:p>74.9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1384" calcext:value-type="float">
            <text:p>75.0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3576" calcext:value-type="float">
            <text:p>75.0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652" calcext:value-type="float">
            <text:p>75.0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2992" calcext:value-type="float">
            <text:p>74.9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46" calcext:value-type="float">
            <text:p>74.9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2992" calcext:value-type="float">
            <text:p>74.9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9192" calcext:value-type="float">
            <text:p>75.0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9192" calcext:value-type="float">
            <text:p>75.0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652" calcext:value-type="float">
            <text:p>75.0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652" calcext:value-type="float">
            <text:p>75.0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02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0424" calcext:value-type="float">
            <text:p>75.0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0424" calcext:value-type="float">
            <text:p>75.0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652" calcext:value-type="float">
            <text:p>75.0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3952" calcext:value-type="float">
            <text:p>75.0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9192" calcext:value-type="float">
            <text:p>75.0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9088" calcext:value-type="float">
            <text:p>74.9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556" calcext:value-type="float">
            <text:p>74.9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7648" calcext:value-type="float">
            <text:p>74.9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9736" calcext:value-type="float">
            <text:p>74.8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364" calcext:value-type="float">
            <text:p>74.8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7816" calcext:value-type="float">
            <text:p>74.7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5728" calcext:value-type="float">
            <text:p>74.7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7168" calcext:value-type="float">
            <text:p>74.8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6104" calcext:value-type="float">
            <text:p>74.7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3912" calcext:value-type="float">
            <text:p>74.7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9152" calcext:value-type="float">
            <text:p>74.7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9632" calcext:value-type="float">
            <text:p>74.7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9632" calcext:value-type="float">
            <text:p>74.7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1344" calcext:value-type="float">
            <text:p>74.7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4768" calcext:value-type="float">
            <text:p>74.7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22" calcext:value-type="float">
            <text:p>74.7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412" calcext:value-type="float">
            <text:p>74.8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3536" calcext:value-type="float">
            <text:p>74.7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0864" calcext:value-type="float">
            <text:p>74.7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172" calcext:value-type="float">
            <text:p>74.7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9528" calcext:value-type="float">
            <text:p>74.7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0864" calcext:value-type="float">
            <text:p>74.7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0864" calcext:value-type="float">
            <text:p>74.7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5248" calcext:value-type="float">
            <text:p>74.7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0008" calcext:value-type="float">
            <text:p>74.7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7816" calcext:value-type="float">
            <text:p>74.7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364" calcext:value-type="float">
            <text:p>74.8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5624" calcext:value-type="float">
            <text:p>74.7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1344" calcext:value-type="float">
            <text:p>74.7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3432" calcext:value-type="float">
            <text:p>74.7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9904" calcext:value-type="float">
            <text:p>74.6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0176" calcext:value-type="float">
            <text:p>74.5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6856" calcext:value-type="float">
            <text:p>74.6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1992" calcext:value-type="float">
            <text:p>74.6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3912" calcext:value-type="float">
            <text:p>74.7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172" calcext:value-type="float">
            <text:p>74.7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8192" calcext:value-type="float">
            <text:p>74.6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5792" calcext:value-type="float">
            <text:p>74.5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98" calcext:value-type="float">
            <text:p>74.5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1136" calcext:value-type="float">
            <text:p>74.6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3328" calcext:value-type="float">
            <text:p>74.6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1136" calcext:value-type="float">
            <text:p>74.6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8568" calcext:value-type="float">
            <text:p>74.6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1888" calcext:value-type="float">
            <text:p>74.5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5792" calcext:value-type="float">
            <text:p>74.5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7608" calcext:value-type="float">
            <text:p>74.5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788" calcext:value-type="float">
            <text:p>74.4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1992" calcext:value-type="float">
            <text:p>74.6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0176" calcext:value-type="float">
            <text:p>74.5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98" calcext:value-type="float">
            <text:p>74.5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6856" calcext:value-type="float">
            <text:p>74.6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6376" calcext:value-type="float">
            <text:p>74.6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0072" calcext:value-type="float">
            <text:p>74.4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7504" calcext:value-type="float">
            <text:p>74.5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6648" calcext:value-type="float">
            <text:p>74.5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9696" calcext:value-type="float">
            <text:p>74.5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1032" calcext:value-type="float">
            <text:p>74.5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6648" calcext:value-type="float">
            <text:p>74.5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7984" calcext:value-type="float">
            <text:p>74.5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1032" calcext:value-type="float">
            <text:p>74.5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788" calcext:value-type="float">
            <text:p>74.4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7024" calcext:value-type="float">
            <text:p>74.4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05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7296" calcext:value-type="float">
            <text:p>74.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5208" calcext:value-type="float">
            <text:p>74.4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0072" calcext:value-type="float">
            <text:p>74.4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8568" calcext:value-type="float">
            <text:p>74.6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8568" calcext:value-type="float">
            <text:p>74.6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7984" calcext:value-type="float">
            <text:p>74.5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1888" calcext:value-type="float">
            <text:p>74.5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5312" calcext:value-type="float">
            <text:p>74.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9696" calcext:value-type="float">
            <text:p>74.5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7336" calcext:value-type="float">
            <text:p>74.6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1032" calcext:value-type="float">
            <text:p>74.5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0072" calcext:value-type="float">
            <text:p>74.4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6376" calcext:value-type="float">
            <text:p>74.6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3328" calcext:value-type="float">
            <text:p>74.6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74" calcext:value-type="float">
            <text:p>74.4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74" calcext:value-type="float">
            <text:p>74.4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3976" calcext:value-type="float">
            <text:p>74.4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0176" calcext:value-type="float">
            <text:p>74.5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8464" calcext:value-type="float">
            <text:p>74.5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7504" calcext:value-type="float">
            <text:p>74.5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0176" calcext:value-type="float">
            <text:p>74.5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6376" calcext:value-type="float">
            <text:p>74.6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1136" calcext:value-type="float">
            <text:p>74.6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3976" calcext:value-type="float">
            <text:p>74.4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788" calcext:value-type="float">
            <text:p>74.4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1992" calcext:value-type="float">
            <text:p>74.6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0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6376" calcext:value-type="float">
            <text:p>74.6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98" calcext:value-type="float">
            <text:p>74.5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028" calcext:value-type="float">
            <text:p>74.6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4288" calcext:value-type="float">
            <text:p>74.6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7608" calcext:value-type="float">
            <text:p>74.5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6648" calcext:value-type="float">
            <text:p>74.5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2952" calcext:value-type="float">
            <text:p>74.6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8568" calcext:value-type="float">
            <text:p>74.6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6376" calcext:value-type="float">
            <text:p>74.6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1888" calcext:value-type="float">
            <text:p>74.5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8464" calcext:value-type="float">
            <text:p>74.5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1992" calcext:value-type="float">
            <text:p>74.6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028" calcext:value-type="float">
            <text:p>74.6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0384" calcext:value-type="float">
            <text:p>74.7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9528" calcext:value-type="float">
            <text:p>74.7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7336" calcext:value-type="float">
            <text:p>74.6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2952" calcext:value-type="float">
            <text:p>74.6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1032" calcext:value-type="float">
            <text:p>74.5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5792" calcext:value-type="float">
            <text:p>74.5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7608" calcext:value-type="float">
            <text:p>74.5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1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2952" calcext:value-type="float">
            <text:p>74.6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9528" calcext:value-type="float">
            <text:p>74.7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7336" calcext:value-type="float">
            <text:p>74.6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8256" calcext:value-type="float">
            <text:p>74.4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5208" calcext:value-type="float">
            <text:p>74.4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5312" calcext:value-type="float">
            <text:p>74.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4936" calcext:value-type="float">
            <text:p>74.5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7608" calcext:value-type="float">
            <text:p>74.5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9904" calcext:value-type="float">
            <text:p>74.6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2952" calcext:value-type="float">
            <text:p>74.6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7608" calcext:value-type="float">
            <text:p>74.5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0176" calcext:value-type="float">
            <text:p>74.5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3224" calcext:value-type="float">
            <text:p>74.5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9904" calcext:value-type="float">
            <text:p>74.6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6376" calcext:value-type="float">
            <text:p>74.6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98" calcext:value-type="float">
            <text:p>74.5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7232" calcext:value-type="float">
            <text:p>74.6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7712" calcext:value-type="float">
            <text:p>74.6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8568" calcext:value-type="float">
            <text:p>74.6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076" calcext:value-type="float">
            <text:p>74.6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6376" calcext:value-type="float">
            <text:p>74.6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1992" calcext:value-type="float">
            <text:p>74.6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4664" calcext:value-type="float">
            <text:p>74.6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0176" calcext:value-type="float">
            <text:p>74.5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0656" calcext:value-type="float">
            <text:p>74.5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1992" calcext:value-type="float">
            <text:p>74.6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2848" calcext:value-type="float">
            <text:p>74.6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7984" calcext:value-type="float">
            <text:p>74.5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1888" calcext:value-type="float">
            <text:p>74.5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4936" calcext:value-type="float">
            <text:p>74.5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3328" calcext:value-type="float">
            <text:p>74.6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3976" calcext:value-type="float">
            <text:p>74.4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5312" calcext:value-type="float">
            <text:p>74.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0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0176" calcext:value-type="float">
            <text:p>74.5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1032" calcext:value-type="float">
            <text:p>74.5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0072" calcext:value-type="float">
            <text:p>74.4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7504" calcext:value-type="float">
            <text:p>74.5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6168" calcext:value-type="float">
            <text:p>74.4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736" calcext:value-type="float">
            <text:p>74.4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0072" calcext:value-type="float">
            <text:p>74.4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4456" calcext:value-type="float">
            <text:p>74.5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0448" calcext:value-type="float">
            <text:p>74.4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788" calcext:value-type="float">
            <text:p>74.4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2536" calcext:value-type="float">
            <text:p>74.3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4728" calcext:value-type="float">
            <text:p>74.4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9968" calcext:value-type="float">
            <text:p>74.4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9112" calcext:value-type="float">
            <text:p>74.4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4728" calcext:value-type="float">
            <text:p>74.4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9112" calcext:value-type="float">
            <text:p>74.4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3392" calcext:value-type="float">
            <text:p>74.3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1576" calcext:value-type="float">
            <text:p>74.3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1096" calcext:value-type="float">
            <text:p>74.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3768" calcext:value-type="float">
            <text:p>74.3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21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4144" calcext:value-type="float">
            <text:p>74.3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976" calcext:value-type="float">
            <text:p>74.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548" calcext:value-type="float">
            <text:p>74.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3664" calcext:value-type="float">
            <text:p>74.2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8904" calcext:value-type="float">
            <text:p>74.2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7192" calcext:value-type="float">
            <text:p>74.3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548" calcext:value-type="float">
            <text:p>74.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8904" calcext:value-type="float">
            <text:p>74.2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1096" calcext:value-type="float">
            <text:p>74.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7192" calcext:value-type="float">
            <text:p>74.3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9008" calcext:value-type="float">
            <text:p>74.3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2432" calcext:value-type="float">
            <text:p>74.3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7192" calcext:value-type="float">
            <text:p>74.3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3288" calcext:value-type="float">
            <text:p>74.3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3288" calcext:value-type="float">
            <text:p>74.3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1576" calcext:value-type="float">
            <text:p>74.3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548" calcext:value-type="float">
            <text:p>74.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3392" calcext:value-type="float">
            <text:p>74.3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74" calcext:value-type="float">
            <text:p>74.4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9008" calcext:value-type="float">
            <text:p>74.3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1096" calcext:value-type="float">
            <text:p>74.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1576" calcext:value-type="float">
            <text:p>74.3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9008" calcext:value-type="float">
            <text:p>74.3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4144" calcext:value-type="float">
            <text:p>74.3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9008" calcext:value-type="float">
            <text:p>74.3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8152" calcext:value-type="float">
            <text:p>74.3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1576" calcext:value-type="float">
            <text:p>74.3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0824" calcext:value-type="float">
            <text:p>74.4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644" calcext:value-type="float">
            <text:p>74.3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9656" calcext:value-type="float">
            <text:p>74.2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0616" calcext:value-type="float">
            <text:p>74.2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3288" calcext:value-type="float">
            <text:p>74.3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1096" calcext:value-type="float">
            <text:p>74.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356" calcext:value-type="float">
            <text:p>74.2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2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6712" calcext:value-type="float">
            <text:p>74.2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7088" calcext:value-type="float">
            <text:p>74.2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5752" calcext:value-type="float">
            <text:p>74.2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356" calcext:value-type="float">
            <text:p>74.2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26" calcext:value-type="float">
            <text:p>74.1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2328" calcext:value-type="float">
            <text:p>74.2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1368" calcext:value-type="float">
            <text:p>74.1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7088" calcext:value-type="float">
            <text:p>74.2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0512" calcext:value-type="float">
            <text:p>74.2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2704" calcext:value-type="float">
            <text:p>74.2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0512" calcext:value-type="float">
            <text:p>74.2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356" calcext:value-type="float">
            <text:p>74.2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6128" calcext:value-type="float">
            <text:p>74.1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2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1368" calcext:value-type="float">
            <text:p>74.1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26" calcext:value-type="float">
            <text:p>74.1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4208" calcext:value-type="float">
            <text:p>74.0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9656" calcext:value-type="float">
            <text:p>74.2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7944" calcext:value-type="float">
            <text:p>74.2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7736" calcext:value-type="float">
            <text:p>74.0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8968" calcext:value-type="float">
            <text:p>74.0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1368" calcext:value-type="float">
            <text:p>74.1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1368" calcext:value-type="float">
            <text:p>74.1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1848" calcext:value-type="float">
            <text:p>74.2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8216" calcext:value-type="float">
            <text:p>74.1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26" calcext:value-type="float">
            <text:p>74.1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0992" calcext:value-type="float">
            <text:p>74.2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2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4792" calcext:value-type="float">
            <text:p>74.1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4792" calcext:value-type="float">
            <text:p>74.1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0512" calcext:value-type="float">
            <text:p>74.2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4208" calcext:value-type="float">
            <text:p>74.0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7736" calcext:value-type="float">
            <text:p>74.0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8968" calcext:value-type="float">
            <text:p>74.0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4208" calcext:value-type="float">
            <text:p>74.0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4792" calcext:value-type="float">
            <text:p>74.1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1744" calcext:value-type="float">
            <text:p>74.1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7736" calcext:value-type="float">
            <text:p>74.0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4688" calcext:value-type="float">
            <text:p>74.0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8968" calcext:value-type="float">
            <text:p>74.0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26" calcext:value-type="float">
            <text:p>74.1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7736" calcext:value-type="float">
            <text:p>74.0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4208" calcext:value-type="float">
            <text:p>74.0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4208" calcext:value-type="float">
            <text:p>74.0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0304" calcext:value-type="float">
            <text:p>74.0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4208" calcext:value-type="float">
            <text:p>74.0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8488" calcext:value-type="float">
            <text:p>74.0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8488" calcext:value-type="float">
            <text:p>74.0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8-0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9344" calcext:value-type="float">
            <text:p>73.9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8008" calcext:value-type="float">
            <text:p>73.9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8008" calcext:value-type="float">
            <text:p>73.9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2288" calcext:value-type="float">
            <text:p>73.9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1432" calcext:value-type="float">
            <text:p>73.9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8864" calcext:value-type="float">
            <text:p>73.9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828" calcext:value-type="float">
            <text:p>73.8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8008" calcext:value-type="float">
            <text:p>73.9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3896" calcext:value-type="float">
            <text:p>73.8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9616" calcext:value-type="float">
            <text:p>73.8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9512" calcext:value-type="float">
            <text:p>73.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6568" calcext:value-type="float">
            <text:p>73.8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2288" calcext:value-type="float">
            <text:p>73.9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9512" calcext:value-type="float">
            <text:p>73.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1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5984" calcext:value-type="float">
            <text:p>73.7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0368" calcext:value-type="float">
            <text:p>73.8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1704" calcext:value-type="float">
            <text:p>73.8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3896" calcext:value-type="float">
            <text:p>73.8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3792" calcext:value-type="float">
            <text:p>73.7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1704" calcext:value-type="float">
            <text:p>73.8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4856" calcext:value-type="float">
            <text:p>73.9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9136" calcext:value-type="float">
            <text:p>73.8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0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3896" calcext:value-type="float">
            <text:p>73.8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0368" calcext:value-type="float">
            <text:p>73.8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684" calcext:value-type="float">
            <text:p>73.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5504" calcext:value-type="float">
            <text:p>73.7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3312" calcext:value-type="float">
            <text:p>73.7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5504" calcext:value-type="float">
            <text:p>73.7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5504" calcext:value-type="float">
            <text:p>73.7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3792" calcext:value-type="float">
            <text:p>73.7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9512" calcext:value-type="float">
            <text:p>73.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684" calcext:value-type="float">
            <text:p>73.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2728" calcext:value-type="float">
            <text:p>73.6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4752" calcext:value-type="float">
            <text:p>73.8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5984" calcext:value-type="float">
            <text:p>73.7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3312" calcext:value-type="float">
            <text:p>73.7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3896" calcext:value-type="float">
            <text:p>73.8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18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5984" calcext:value-type="float">
            <text:p>73.7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4272" calcext:value-type="float">
            <text:p>73.8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2728" calcext:value-type="float">
            <text:p>73.6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4272" calcext:value-type="float">
            <text:p>73.8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2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3312" calcext:value-type="float">
            <text:p>73.7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3312" calcext:value-type="float">
            <text:p>73.7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6632" calcext:value-type="float">
            <text:p>73.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0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6632" calcext:value-type="float">
            <text:p>73.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6632" calcext:value-type="float">
            <text:p>73.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8448" calcext:value-type="float">
            <text:p>73.6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3208" calcext:value-type="float">
            <text:p>73.6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8448" calcext:value-type="float">
            <text:p>73.6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4816" calcext:value-type="float">
            <text:p>73.5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02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25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0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2-0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7824" calcext:value-type="float">
            <text:p>73.2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916" calcext:value-type="float">
            <text:p>73.2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34498181818" calcext:value-type="float">
            <text:p>73.18344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4182068966" calcext:value-type="float">
            <text:p>73.292418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51" calcext:value-type="float">
            <text:p>73.295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9771034483" calcext:value-type="float">
            <text:p>73.27097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03996" calcext:value-type="float">
            <text:p>73.250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5472" calcext:value-type="float">
            <text:p>73.23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3327862069" calcext:value-type="float">
            <text:p>73.21332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7848" calcext:value-type="float">
            <text:p>73.18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25103448276" calcext:value-type="float">
            <text:p>73.1625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68988387097" calcext:value-type="float">
            <text:p>73.1168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51390344828" calcext:value-type="float">
            <text:p>73.09513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42268387097" calcext:value-type="float">
            <text:p>73.0742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7451034483" calcext:value-type="float">
            <text:p>72.93874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82837142857" calcext:value-type="float">
            <text:p>72.91828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2732" calcext:value-type="float">
            <text:p>72.91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30099310345" calcext:value-type="float">
            <text:p>72.90300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76952" calcext:value-type="float">
            <text:p>72.89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3202" calcext:value-type="float">
            <text:p>72.86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3566896552" calcext:value-type="float">
            <text:p>72.81335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10742857143" calcext:value-type="float">
            <text:p>72.821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76403636364" calcext:value-type="float">
            <text:p>72.83764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65804" calcext:value-type="float">
            <text:p>72.76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79706666667" calcext:value-type="float">
            <text:p>72.74797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52952" calcext:value-type="float">
            <text:p>72.74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0123870968" calcext:value-type="float">
            <text:p>72.6120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00504" calcext:value-type="float">
            <text:p>72.59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26717419355" calcext:value-type="float">
            <text:p>72.6026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68587586207" calcext:value-type="float">
            <text:p>72.58685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37436" calcext:value-type="float">
            <text:p>72.573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19656" calcext:value-type="float">
            <text:p>72.57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6375172414" calcext:value-type="float">
            <text:p>72.52463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0350967742" calcext:value-type="float">
            <text:p>72.5110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8692137931" calcext:value-type="float">
            <text:p>72.48869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67321290323" calcext:value-type="float">
            <text:p>72.4467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904285714" calcext:value-type="float">
            <text:p>72.411390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24667096774" calcext:value-type="float">
            <text:p>72.4124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4709677419" calcext:value-type="float">
            <text:p>72.274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71072" calcext:value-type="float">
            <text:p>72.25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6936774193" calcext:value-type="float">
            <text:p>72.24969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99368" calcext:value-type="float">
            <text:p>72.23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9932903226" calcext:value-type="float">
            <text:p>72.2379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5051612903" calcext:value-type="float">
            <text:p>72.2285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283" calcext:value-type="float">
            <text:p>72.172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97112258065" calcext:value-type="float">
            <text:p>72.1197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85096" calcext:value-type="float">
            <text:p>72.09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6871483871" calcext:value-type="float">
            <text:p>72.0868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4478571429" calcext:value-type="float">
            <text:p>72.054447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6338" calcext:value-type="float">
            <text:p>72.046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12673548387" calcext:value-type="float">
            <text:p>71.9112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1232" calcext:value-type="float">
            <text:p>71.8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67850322581" calcext:value-type="float">
            <text:p>71.8867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85608" calcext:value-type="float">
            <text:p>71.89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14350967742" calcext:value-type="float">
            <text:p>71.9014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3552" calcext:value-type="float">
            <text:p>71.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79336" calcext:value-type="float">
            <text:p>71.80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15220645161" calcext:value-type="float">
            <text:p>71.7615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7474" calcext:value-type="float">
            <text:p>71.737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80345806452" calcext:value-type="float">
            <text:p>71.7080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4344827586" calcext:value-type="float">
            <text:p>71.6884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3278709677" calcext:value-type="float">
            <text:p>71.6703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27948387097" calcext:value-type="float">
            <text:p>71.522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58071111111" calcext:value-type="float">
            <text:p>71.49580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83819354839" calcext:value-type="float">
            <text:p>71.488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48608" calcext:value-type="float">
            <text:p>71.50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3507096774" calcext:value-type="float">
            <text:p>71.4843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70224" calcext:value-type="float">
            <text:p>71.47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8168" calcext:value-type="float">
            <text:p>71.4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06852" calcext:value-type="float">
            <text:p>71.42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64267586207" calcext:value-type="float">
            <text:p>71.41642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908" calcext:value-type="float">
            <text:p>71.33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9506666667" calcext:value-type="float">
            <text:p>71.31795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09496" calcext:value-type="float">
            <text:p>71.30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9496" calcext:value-type="float">
            <text:p>71.17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5432" calcext:value-type="float">
            <text:p>71.17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58549677419" calcext:value-type="float">
            <text:p>71.1558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8424" calcext:value-type="float">
            <text:p>71.17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57566451613" calcext:value-type="float">
            <text:p>71.1557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3449032258" calcext:value-type="float">
            <text:p>71.1183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6056" calcext:value-type="float">
            <text:p>71.0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28707096774" calcext:value-type="float">
            <text:p>71.0728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87632" calcext:value-type="float">
            <text:p>71.02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59744" calcext:value-type="float">
            <text:p>70.96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12404444444" calcext:value-type="float">
            <text:p>70.941240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87888" calcext:value-type="float">
            <text:p>70.92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77352258065" calcext:value-type="float">
            <text:p>70.7877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99448" calcext:value-type="float">
            <text:p>70.77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91522580645" calcext:value-type="float">
            <text:p>70.769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92768" calcext:value-type="float">
            <text:p>70.76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22002580645" calcext:value-type="float">
            <text:p>70.7722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18272258064" calcext:value-type="float">
            <text:p>70.76182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7808" calcext:value-type="float">
            <text:p>70.7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2420645161" calcext:value-type="float">
            <text:p>70.6642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714" calcext:value-type="float">
            <text:p>70.60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7361290323" calcext:value-type="float">
            <text:p>70.5737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5617142857" calcext:value-type="float">
            <text:p>70.57056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14660645161" calcext:value-type="float">
            <text:p>70.5514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95779354839" calcext:value-type="float">
            <text:p>70.3895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3992" calcext:value-type="float">
            <text:p>70.40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4787" calcext:value-type="float">
            <text:p>70.3047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87416" calcext:value-type="float">
            <text:p>70.39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0227096774" calcext:value-type="float">
            <text:p>70.3840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5930322581" calcext:value-type="float">
            <text:p>70.3505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5008" calcext:value-type="float">
            <text:p>70.2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43528" calcext:value-type="float">
            <text:p>70.23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4227586207" calcext:value-type="float">
            <text:p>70.2414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17824" calcext:value-type="float">
            <text:p>70.19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295714286" calcext:value-type="float">
            <text:p>70.128329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65552" calcext:value-type="float">
            <text:p>70.12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19411612903" calcext:value-type="float">
            <text:p>70.0019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5669677419" calcext:value-type="float">
            <text:p>69.9945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42288" calcext:value-type="float">
            <text:p>70.00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28260645161" calcext:value-type="float">
            <text:p>70.0028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38209032258" calcext:value-type="float">
            <text:p>69.9738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4328" calcext:value-type="float">
            <text:p>69.9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10130322581" calcext:value-type="float">
            <text:p>69.9010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45796" calcext:value-type="float">
            <text:p>69.864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46077419355" calcext:value-type="float">
            <text:p>69.804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52365714286" calcext:value-type="float">
            <text:p>69.76523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45904516129" calcext:value-type="float">
            <text:p>69.7645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04285714286" calcext:value-type="float">
            <text:p>69.650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99064" calcext:value-type="float">
            <text:p>69.65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28376" calcext:value-type="float">
            <text:p>69.64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8324" calcext:value-type="float">
            <text:p>69.64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586" calcext:value-type="float">
            <text:p>69.74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014" calcext:value-type="float">
            <text:p>69.70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538" calcext:value-type="float">
            <text:p>69.7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033101440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68" meta:object-count="0"/>
    <meta:user-defined meta:name="AppVersion">3.0</meta:user-defined>
  </office:meta>
</office:document-meta>
</file>